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HandlerInstantiatorTests.applicationContextAwaretypeResolver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.User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HandlerInstantiato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roup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pringHandlerInstantiatorTests.applicationContextAwareTypeId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HandlerInstantiatorTests.autowiredKeyDeser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stomTypeIdResolver.getMechani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TypeResolverBuilder.buildTypeDeserializer( DeserializationConfig config , JavaType baseType , Collection &lt; NamedType &gt; sub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HandlerInstantiatorTests.autowiredDeser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stomTypeIdResolver.getDescForKnownType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ityRegistry.addCredential( String username , String credenti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TypeIdResolver.idFromBas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Deserializer.deserialize( JsonParser jsonParser , DeserializationContext deserializ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stomTypeResolverBuilder.buildTypeSerializer( SerializationConfig config , JavaType baseType , Collection &lt; NamedType &gt; sub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.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pringHandlerInstantiatorTests.autowiredSer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stomTypeIdResolver.idFromValueAndType( Object o ,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TypeIdResolver.init( Java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pperCaseKeyDeserializer.deserializeKey( String key , Deserializ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TypeIdResolver.typeFromId( DatabindContext context ,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italizer.capitalize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TypeIdResolver.CustomTypeId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serSerializer.serialize( User user , JsonGenerator jsonGenerator , SerializerProvider serializer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curityRegistry.getCredenti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TypeIdResolver.idFrom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